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, con tus respuestas ya tenemos definido con mucha precisión el alcance del <text:span text:style-name="Strong_20_Emphasis">Laboratorio del Capítulo 15 – Potencia del Sistema</text:span>.<text:line-break/>El propósito central será <text:span text:style-name="Strong_20_Emphasis">demostrar formalmente que la máquina lógica (la vida) puede resolver cualquier problema lógico</text:span>, y que su potencia es <text:span text:style-name="Strong_20_Emphasis">superior a la de cualquier sistema de cálculo concebible</text:span>.</text:p>
      <text:p text:style-name="Text_20_body">A continuación te propongo una <text:span text:style-name="Strong_20_Emphasis">estructura detallada</text:span>, coherente con los capítulos anteriores y con el tono místico-científico del libro.<text:line-break/>Cada bloque cumple una función específica dentro del razonamiento general del acto IV (“El límite final”), y al mismo tiempo conserva un hilo narrativo que conduce a la conclusión: <text:span text:style-name="Emphasis">“La vida es la inteligencia suprema”</text:span>.</text:p>
      <text:p text:style-name="Horizontal_20_Line"/>
      <text:h text:style-name="Heading_20_2" text:outline-level="2">🧬 Laboratorio – Capítulo 15: Potencia del Sistema</text:h>
      <text:h text:style-name="Heading_20_3" text:outline-level="3"><text:span text:style-name="Strong_20_Emphasis">1. Introducción</text:span></text:h>
      <text:p text:style-name="Text_20_body"><text:span text:style-name="Strong_20_Emphasis">Objetivo del capítulo:</text:span><text:line-break/>Definir y medir la potencia del sistema inteligente representado por la máquina lógica, y demostrar que su capacidad de resolución de problemas no tiene límites conocidos.<text:line-break/>Aquí se aclara que “potencia” se refiere tanto a:</text:p>
      <text:list xml:id="list1924930820" text:style-name="L1">
        <text:list-item>
          <text:p text:style-name="P1">el tipo de problemas que puede abordar (su <text:span text:style-name="Emphasis">alcance conceptual</text:span>),</text:p>
        </text:list-item>
        <text:list-item>
          <text:p text:style-name="P1">como a la cantidad de información y de estados que puede manejar simultáneamente (su <text:span text:style-name="Emphasis">magnitud operativa</text:span>).</text:p>
        </text:list-item>
      </text:list>
      <text:p text:style-name="Text_20_body"><text:span text:style-name="Strong_20_Emphasis">Tono narrativo:</text:span><text:line-break/>Reflexivo y progresivamente trascendente — el lector debe sentir que está presenciando una revelación: la comprensión de que <text:span text:style-name="Emphasis">la vida es el cálculo universal</text:span>, el pensamiento del universo.</text:p>
      <text:p text:style-name="Horizontal_20_Line"/>
      <text:h text:style-name="Heading_20_3" text:outline-level="3"><text:span text:style-name="Strong_20_Emphasis">2. Concepto de Potencia en un Sistema de Cálculo</text:span></text:h>
      <text:list xml:id="list3927808916" text:style-name="L2">
        <text:list-item>
          <text:p text:style-name="P2">Definición formal: la potencia de un sistema de cálculo puede entenderse como su <text:span text:style-name="Strong_20_Emphasis">capacidad para representar, transformar y resolver problemas lógicos</text:span>.</text:p>
        </text:list-item>
        <text:list-item>
          <text:p text:style-name="P2">Diferenciar <text:span text:style-name="Strong_20_Emphasis">potencia</text:span> de <text:span text:style-name="Strong_20_Emphasis">eficiencia</text:span>:</text:p>
          <text:list>
            <text:list-item>
              <text:p text:style-name="P2"><text:span text:style-name="Emphasis">Eficiencia</text:span> mide cómo de rápido o económico se llega a la solución.</text:p>
            </text:list-item>
            <text:list-item>
              <text:p text:style-name="P2"><text:span text:style-name="Emphasis">Potencia</text:span> mide <text:span text:style-name="Emphasis">qué clase de problemas</text:span> puede abordar.</text:p>
            </text:list-item>
          </text:list>
        </text:list-item>
        <text:list-item>
          <text:p text:style-name="P2">Introducir la idea de <text:span text:style-name="Strong_20_Emphasis">sistemas de distintos órdenes de potencia</text:span>:</text:p>
          <text:list>
            <text:list-item>
              <text:p text:style-name="P2">Sistemas finitos (resuelven conjuntos limitados de problemas).</text:p>
            </text:list-item>
            <text:list-item>
              <text:p text:style-name="P2"><text:soft-page-break/>Sistemas generalistas (capaces de resolver cualquier problema describible dentro de un formalismo lógico).</text:p>
            </text:list-item>
            <text:list-item>
              <text:p text:style-name="P2">Sistemas universales (máquinas que pueden simular cualquier otro sistema de cálculo, como la máquina de Turing).</text:p>
            </text:list-item>
          </text:list>
        </text:list-item>
      </text:list>
      <text:p text:style-name="Text_20_body">El propósito de este bloque es preparar la comparación que vendrá después.</text:p>
      <text:p text:style-name="Horizontal_20_Line"/>
      <text:h text:style-name="Heading_20_3" text:outline-level="3"><text:span text:style-name="Strong_20_Emphasis">3. Comparación con la Máquina de Turing</text:span></text:h>
      <text:list xml:id="list4090004144" text:style-name="L3">
        <text:list-item>
          <text:p text:style-name="P3">Recordatorio: la <text:span text:style-name="Strong_20_Emphasis">Máquina de Turing</text:span> es el modelo clásico de cálculo universal.</text:p>
          <text:list>
            <text:list-item>
              <text:p text:style-name="P3">Puede resolver cualquier problema <text:span text:style-name="Strong_20_Emphasis">computable</text:span>, es decir, aquel que puede describirse mediante un algoritmo finito.</text:p>
            </text:list-item>
          </text:list>
        </text:list-item>
        <text:list-item>
          <text:p text:style-name="P3">Sin embargo, la máquina de Turing:</text:p>
          <text:list>
            <text:list-item>
              <text:p text:style-name="P3">opera de forma <text:span text:style-name="Strong_20_Emphasis">secuencial</text:span>,</text:p>
            </text:list-item>
            <text:list-item>
              <text:p text:style-name="P3">depende de una <text:span text:style-name="Strong_20_Emphasis">entrada inicial</text:span> definida externamente,</text:p>
            </text:list-item>
            <text:list-item>
              <text:p text:style-name="P3">y requiere una <text:span text:style-name="Strong_20_Emphasis">fuente de energía y control externo</text:span>.</text:p>
            </text:list-item>
          </text:list>
        </text:list-item>
      </text:list>
      <text:p text:style-name="Text_20_body"><text:span text:style-name="Strong_20_Emphasis">Contraste con la máquina lógica:</text:span></text:p>
      <text:list xml:id="list1196839199" text:style-name="L4">
        <text:list-item>
          <text:p text:style-name="P4">La máquina lógica (la vida) opera de forma <text:span text:style-name="Strong_20_Emphasis">paralela infinita</text:span>.</text:p>
        </text:list-item>
        <text:list-item>
          <text:p text:style-name="P4">Su entrada no es externa: <text:span text:style-name="Strong_20_Emphasis">genera sus propios datos</text:span> (autoiniciada).</text:p>
        </text:list-item>
        <text:list-item>
          <text:p text:style-name="P4">Es <text:span text:style-name="Strong_20_Emphasis">autosuficiente</text:span>, <text:span text:style-name="Strong_20_Emphasis">autoreplicante</text:span> y <text:span text:style-name="Strong_20_Emphasis">autocorrectiva</text:span>.</text:p>
        </text:list-item>
        <text:list-item>
          <text:p text:style-name="P4">No necesita ser encendida ni programada: surge espontáneamente y calcula desde su origen.</text:p>
        </text:list-item>
      </text:list>
      <text:p text:style-name="Text_20_body"><text:span text:style-name="Strong_20_Emphasis">Conclusión parcial:</text:span><text:line-break/>La máquina lógica no solo es <text:span text:style-name="Emphasis">Turing completa</text:span>, sino que <text:span text:style-name="Strong_20_Emphasis">supera la universalidad de Turing</text:span> al incorporar propiedades que una máquina artificial no puede reproducir (auto-generación, paralelismo real infinito, independencia causal).</text:p>
      <text:p text:style-name="Horizontal_20_Line"/>
      <text:h text:style-name="Heading_20_3" text:outline-level="3"><text:span text:style-name="Strong_20_Emphasis">4. El Concepto de Potencia Infinita</text:span></text:h>
      <text:p text:style-name="Text_20_body">Aquí se analiza formalmente por qué la vida puede considerarse un sistema de potencia infinita:</text:p>
      <text:list xml:id="list112116489" text:style-name="L5">
        <text:list-item>
          <text:p text:style-name="P5"><text:span text:style-name="Strong_20_Emphasis">Por extensión:</text:span></text:p>
          <text:list>
            <text:list-item>
              <text:p text:style-name="P5">Su dominio de operación es todo el universo; el entorno es su propio hardware.</text:p>
            </text:list-item>
            <text:list-item>
              <text:p text:style-name="P5">No hay límite físico a su expansión o número de individuos.</text:p>
            </text:list-item>
          </text:list>
        </text:list-item>
        <text:list-item>
          <text:p text:style-name="P5"><text:span text:style-name="Strong_20_Emphasis">Por paralelismo:</text:span></text:p>
          <text:list>
            <text:list-item>
              <text:p text:style-name="P5">Cada individuo es una instancia de cálculo.</text:p>
            </text:list-item>
            <text:list-item>
              <text:p text:style-name="P5"><text:soft-page-break/>El número de individuos activos en el universo en un instante define su “grado de paralelismo”.</text:p>
            </text:list-item>
            <text:list-item>
              <text:p text:style-name="P5">Dado que el número tiende a infinito, la vida realiza un número potencialmente infinito de operaciones simultáneas.</text:p>
            </text:list-item>
          </text:list>
        </text:list-item>
        <text:list-item>
          <text:p text:style-name="P5"><text:span text:style-name="Strong_20_Emphasis">Por autogeneración:</text:span></text:p>
          <text:list>
            <text:list-item>
              <text:p text:style-name="P5">La vida no depende de entrada externa: crea nuevos datos, nuevos estados y nuevos observadores.</text:p>
            </text:list-item>
            <text:list-item>
              <text:p text:style-name="P5">Su espacio de estados es ilimitado.</text:p>
            </text:list-item>
          </text:list>
        </text:list-item>
        <text:list-item>
          <text:p text:style-name="P5"><text:span text:style-name="Strong_20_Emphasis">Por continuidad temporal:</text:span></text:p>
          <text:list>
            <text:list-item>
              <text:p text:style-name="P5">Mientras existan condiciones físicas posibles, existirá vida.</text:p>
            </text:list-item>
            <text:list-item>
              <text:p text:style-name="P5">Por tanto, el cálculo no tiene fin: el proceso es eterno.</text:p>
            </text:list-item>
          </text:list>
        </text:list-item>
      </text:list>
      <text:p text:style-name="Text_20_body">De esta forma se demuestra que la potencia del sistema no puede compararse con ninguna otra forma de cálculo conocida.</text:p>
      <text:p text:style-name="Horizontal_20_Line"/>
      <text:h text:style-name="Heading_20_3" text:outline-level="3"><text:span text:style-name="Strong_20_Emphasis">5. Tipología de Problemas que Puede Resolver</text:span></text:h>
      <text:p text:style-name="Text_20_body">En este bloque se analizan ejemplos conceptuales:</text:p>
      <text:list xml:id="list139609770" text:style-name="L6">
        <text:list-item>
          <text:p text:style-name="P6"><text:span text:style-name="Strong_20_Emphasis">Problemas finitos:</text:span><text:line-break/>La máquina lógica puede resolverlos de modo trivial, mediante exploración de estados.</text:p>
        </text:list-item>
        <text:list-item>
          <text:p text:style-name="P6"><text:span text:style-name="Strong_20_Emphasis">Problemas infinitos o abiertos:</text:span><text:line-break/>La máquina puede abordarlos sin límite, porque su cálculo es continuo, evolutivo y no requiere conocer la solución a priori.</text:p>
        </text:list-item>
        <text:list-item>
          <text:p text:style-name="P6"><text:span text:style-name="Strong_20_Emphasis">Problemas no deterministas:</text:span><text:line-break/>Su estructura paralela y adaptativa le permite explorar múltiples rutas simultáneamente, resolviendo en un solo paso lo que para una máquina secuencial requeriría exploración exhaustiva.</text:p>
        </text:list-item>
        <text:list-item>
          <text:p text:style-name="P6"><text:span text:style-name="Strong_20_Emphasis">Problemas auto-referenciales o creativos:</text:span><text:line-break/>Como el sistema genera nuevas estructuras y significados, es capaz de resolver problemas que implican la creación de nuevas reglas (por ejemplo, la aparición de nuevas formas de vida o inteligencia).</text:p>
        </text:list-item>
      </text:list>
      <text:p text:style-name="Text_20_body"><text:span text:style-name="Strong_20_Emphasis">Conclusión parcial:</text:span><text:line-break/>La máquina lógica no se limita a resolver problemas dentro de un marco lógico dado; puede <text:span text:style-name="Emphasis">crear nuevos marcos lógicos</text:span>, lo que la sitúa más allá de la computación clásica.</text:p>
      <text:p text:style-name="Horizontal_20_Line"/>
      <text:h text:style-name="Heading_20_3" text:outline-level="3"><text:soft-page-break/><text:span text:style-name="Strong_20_Emphasis">6. Análisis del Volumen de Información y Estados Simultáneos</text:span></text:h>
      <text:list xml:id="list159028455" text:style-name="L7">
        <text:list-item>
          <text:p text:style-name="P7">El número de estados que el sistema puede manejar en un instante equivale al número de individuos vivos.</text:p>
        </text:list-item>
        <text:list-item>
          <text:p text:style-name="P7">Cada individuo representa un estado posible del proceso global.</text:p>
        </text:list-item>
        <text:list-item>
          <text:p text:style-name="P7">Este número crece de forma exponencial en cada generación.</text:p>
        </text:list-item>
        <text:list-item>
          <text:p text:style-name="P7">En el límite, el número de estados tiende a infinito, implicando una <text:span text:style-name="Strong_20_Emphasis">potencia combinatoria infinita</text:span>.</text:p>
        </text:list-item>
      </text:list>
      <text:p text:style-name="Text_20_body">Se puede incluir aquí un análisis simbólico o formal (por ejemplo, expresando la potencia del sistema como una función del número de individuos y generaciones).</text:p>
      <text:p text:style-name="Horizontal_20_Line"/>
      <text:h text:style-name="Heading_20_3" text:outline-level="3"><text:span text:style-name="Strong_20_Emphasis">7. Reflexión Filosófica y Científica</text:span></text:h>
      <text:list xml:id="list1025169483" text:style-name="L8">
        <text:list-item>
          <text:p text:style-name="P8">La vida es el pensamiento del universo, no un accidente químico.</text:p>
        </text:list-item>
        <text:list-item>
          <text:p text:style-name="P8">Si toda inteligencia es parte de ella, entonces <text:span text:style-name="Strong_20_Emphasis">no existe inteligencia fuera de la vida</text:span>.</text:p>
        </text:list-item>
        <text:list-item>
          <text:p text:style-name="P8">Por tanto, la potencia de la vida es la potencia máxima posible en el universo.</text:p>
        </text:list-item>
        <text:list-item>
          <text:p text:style-name="P8">Toda otra forma de inteligencia (humana, artificial, extraterrestre) es una manifestación parcial de ella.</text:p>
        </text:list-item>
      </text:list>
      <text:p text:style-name="Text_20_body"><text:span text:style-name="Strong_20_Emphasis">Conclusión del capítulo:</text:span></text:p>
      <text:p text:style-name="Quotations">“La vida no es solo el origen de la inteligencia; es la inteligencia misma, infinita, universal e inevitable.<text:line-break/>En ella el universo piensa, y el pensamiento mismo se hace vida.”</text:p>
      <text:p text:style-name="Horizontal_20_Line"/>
      <text:h text:style-name="Heading_20_3" text:outline-level="3"><text:span text:style-name="Strong_20_Emphasis">8. Bloque de conclusiones formales</text:span></text:h>
      <text:p text:style-name="Text_20_body">(Similar al formato de los otros laboratorios)</text:p>
      <text:list xml:id="list603393762" text:style-name="L9">
        <text:list-item>
          <text:p text:style-name="P9">La potencia del sistema es infinita.</text:p>
        </text:list-item>
        <text:list-item>
          <text:p text:style-name="P9">Puede resolver cualquier problema lógico.</text:p>
        </text:list-item>
        <text:list-item>
          <text:p text:style-name="P9">Es Turing-superior (opera fuera del dominio secuencial).</text:p>
        </text:list-item>
        <text:list-item>
          <text:p text:style-name="P9">Su paralelismo y redundancia hacen imposible su destrucción.</text:p>
        </text:list-item>
        <text:list-item>
          <text:p text:style-name="P9">Su naturaleza auto-generativa garantiza su continuidad.</text:p>
        </text:list-item>
        <text:list-item>
          <text:p text:style-name="P9">No existe ni puede concebirse una inteligencia superior a la vida.</text:p>
        </text:list-item>
      </text:list>
      <text:p text:style-name="Horizontal_20_Line"/>
      <text:p text:style-name="Text_20_body"><text:soft-page-break/>¿Quieres que a partir de esta estructura comencemos a desarrollar el <text:span text:style-name="Strong_20_Emphasis">texto del primer bloque (“Introducción” + “Concepto de Potencia”)</text:span>, siguiendo el estilo de los laboratorios anteriores —formal, demostrativo, pero con resonancia mística y filosófic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10:33:31.378000000</meta:creation-date>
    <dc:date>2025-11-02T10:40:51.541000000</dc:date>
    <meta:editing-duration>PT7M20S</meta:editing-duration>
    <meta:editing-cycles>1</meta:editing-cycles>
    <meta:document-statistic meta:table-count="0" meta:image-count="0" meta:object-count="0" meta:page-count="5" meta:paragraph-count="76" meta:word-count="1075" meta:character-count="6853" meta:non-whitespace-character-count="5902"/>
    <meta:generator>LibreOffice/7.3.5.2$Windows_X86_64 LibreOffice_project/184fe81b8c8c30d8b5082578aee2fed2ea847c01</meta:generator>
  </office:meta>
</office:document-meta>
</file>